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E0000008216B94FC948F04658.jpg" manifest:media-type="image/jpeg"/>
  <manifest:file-entry manifest:full-path="Pictures/10000000000002810000007F6A45E42A707F4C4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25.815cm" fo:margin-left="0cm" fo:margin-top="0cm" fo:margin-bottom="0cm" table:align="left" style:writing-mode="lr-tb"/>
    </style:style>
    <style:style style:name="Tabla1.A" style:family="table-column">
      <style:table-column-properties style:column-width="1.466cm"/>
    </style:style>
    <style:style style:name="Tabla1.B" style:family="table-column">
      <style:table-column-properties style:column-width="1.988cm"/>
    </style:style>
    <style:style style:name="Tabla1.C" style:family="table-column">
      <style:table-column-properties style:column-width="2.039cm"/>
    </style:style>
    <style:style style:name="Tabla1.D" style:family="table-column">
      <style:table-column-properties style:column-width="2.066cm"/>
    </style:style>
    <style:style style:name="Tabla1.E" style:family="table-column">
      <style:table-column-properties style:column-width="3.092cm"/>
    </style:style>
    <style:style style:name="Tabla1.F" style:family="table-column">
      <style:table-column-properties style:column-width="4.12cm"/>
    </style:style>
    <style:style style:name="Tabla1.G" style:family="table-column">
      <style:table-column-properties style:column-width="10.802cm"/>
    </style:style>
    <style:style style:name="Tabla1.H" style:family="table-column">
      <style:table-column-properties style:column-width="0.238cm"/>
    </style:style>
    <style:style style:name="Tabla1.1" style:family="table-row">
      <style:table-row-properties style:min-row-height="1.556cm" fo:keep-together="auto"/>
    </style:style>
    <style:style style:name="Tabla1.A1" style:family="table-cell">
      <style:table-cell-properties style:vertical-align="bottom" fo:background-color="#00b0f0" fo:padding="0.212cm" fo:border="0.5pt solid #000000" style:writing-mode="lr-tb">
        <style:background-image/>
      </style:table-cell-properties>
    </style:style>
    <style:style style:name="Tabla1.H1" style:family="table-cell">
      <style:table-cell-properties style:vertical-align="bottom" fo:padding="0.026cm" fo:border="none" style:writing-mode="lr-tb"/>
    </style:style>
    <style:style style:name="Tabla1.2" style:family="table-row">
      <style:table-row-properties style:min-row-height="1.505cm" fo:keep-together="auto"/>
    </style:style>
    <style:style style:name="Tabla1.A2" style:family="table-cell">
      <style:table-cell-properties style:vertical-align="middle" fo:padding="0.212cm" fo:border-left="0.5pt solid #000000" fo:border-right="0.5pt solid #000000" fo:border-top="0.5pt solid #000000" fo:border-bottom="0.75pt solid #cccccc" style:writing-mode="lr-tb"/>
    </style:style>
    <style:style style:name="Tabla1.B2" style:family="table-cell">
      <style:table-cell-properties style:vertical-align="middle" fo:padding="0.212cm" fo:border="0.5pt solid #000000" style:writing-mode="lr-tb"/>
    </style:style>
    <style:style style:name="Tabla1.C2" style:family="table-cell">
      <style:table-cell-properties style:vertical-align="middle" fo:padding="0.212cm" fo:border="0.5pt solid #000000" style:writing-mode="lr-tb"/>
    </style:style>
    <style:style style:name="Tabla1.D2" style:family="table-cell">
      <style:table-cell-properties style:vertical-align="middle" fo:padding="0.212cm" fo:border="0.5pt solid #000000" style:writing-mode="lr-tb"/>
    </style:style>
    <style:style style:name="Tabla1.E2" style:family="table-cell">
      <style:table-cell-properties style:vertical-align="middle" fo:padding="0.212cm" fo:border="0.5pt solid #000000" style:writing-mode="lr-tb"/>
    </style:style>
    <style:style style:name="Tabla1.F2" style:family="table-cell">
      <style:table-cell-properties style:vertical-align="middle" fo:padding="0.212cm" fo:border="0.5pt solid #000000" style:writing-mode="lr-tb"/>
    </style:style>
    <style:style style:name="Tabla1.G2" style:family="table-cell">
      <style:table-cell-properties style:vertical-align="middle" fo:padding="0.212cm" fo:border="0.5pt solid #000000" style:writing-mode="lr-tb"/>
    </style:style>
    <style:style style:name="Tabla1.H2" style:family="table-cell">
      <style:table-cell-properties fo:padding="0.026cm" fo:border="none" style:writing-mode="lr-tb"/>
    </style:style>
    <style:style style:name="Tabla1.3" style:family="table-row">
      <style:table-row-properties style:min-row-height="1.434cm" fo:keep-together="auto"/>
    </style:style>
    <style:style style:name="Tabla1.A3" style:family="table-cell">
      <style:table-cell-properties style:vertical-align="middle" fo:padding="0.026cm" fo:border="0.5pt solid #000000" style:writing-mode="lr-tb"/>
    </style:style>
    <style:style style:name="Tabla1.B3" style:family="table-cell">
      <style:table-cell-properties style:vertical-align="middle" fo:padding="0.212cm" fo:border="0.5pt solid #000000" style:writing-mode="lr-tb"/>
    </style:style>
    <style:style style:name="Tabla1.C3" style:family="table-cell">
      <style:table-cell-properties style:vertical-align="middle" fo:padding="0.212cm" fo:border="0.5pt solid #000000" style:writing-mode="lr-tb"/>
    </style:style>
    <style:style style:name="Tabla1.D3" style:family="table-cell">
      <style:table-cell-properties style:vertical-align="middle" fo:padding="0.212cm" fo:border="0.5pt solid #000000" style:writing-mode="lr-tb"/>
    </style:style>
    <style:style style:name="Tabla1.E3" style:family="table-cell">
      <style:table-cell-properties style:vertical-align="middle" fo:padding="0.212cm" fo:border="0.5pt solid #000000" style:writing-mode="lr-tb"/>
    </style:style>
    <style:style style:name="Tabla1.F3" style:family="table-cell">
      <style:table-cell-properties style:vertical-align="middle" fo:padding="0.212cm" fo:border="0.5pt solid #000000" style:writing-mode="lr-tb"/>
    </style:style>
    <style:style style:name="Tabla1.G3" style:family="table-cell">
      <style:table-cell-properties style:vertical-align="middle" fo:padding="0.212cm" fo:border="0.5pt solid #000000" style:writing-mode="lr-tb"/>
    </style:style>
    <style:style style:name="Tabla1.H3" style:family="table-cell">
      <style:table-cell-properties fo:padding="0.026cm" fo:border="none" style:writing-mode="lr-tb"/>
    </style:style>
    <style:style style:name="Tabla1.4" style:family="table-row">
      <style:table-row-properties style:min-row-height="1.69cm" fo:keep-together="auto"/>
    </style:style>
    <style:style style:name="Tabla1.A4" style:family="table-cell">
      <style:table-cell-properties style:vertical-align="middle" fo:padding="0.026cm" fo:border="0.5pt solid #000000" style:writing-mode="lr-tb"/>
    </style:style>
    <style:style style:name="Tabla1.B4" style:family="table-cell">
      <style:table-cell-properties style:vertical-align="middle" fo:padding="0.212cm" fo:border="0.5pt solid #000000" style:writing-mode="lr-tb"/>
    </style:style>
    <style:style style:name="Tabla1.C4" style:family="table-cell">
      <style:table-cell-properties style:vertical-align="middle" fo:padding="0.212cm" fo:border="0.5pt solid #000000" style:writing-mode="lr-tb"/>
    </style:style>
    <style:style style:name="Tabla1.D4" style:family="table-cell">
      <style:table-cell-properties style:vertical-align="middle" fo:padding="0.212cm" fo:border="0.5pt solid #000000" style:writing-mode="lr-tb"/>
    </style:style>
    <style:style style:name="Tabla1.E4" style:family="table-cell">
      <style:table-cell-properties style:vertical-align="middle" fo:padding="0.212cm" fo:border="0.5pt solid #000000" style:writing-mode="lr-tb"/>
    </style:style>
    <style:style style:name="Tabla1.F4" style:family="table-cell">
      <style:table-cell-properties style:vertical-align="middle" fo:padding="0.212cm" fo:border="0.5pt solid #000000" style:writing-mode="lr-tb"/>
    </style:style>
    <style:style style:name="Tabla1.G4" style:family="table-cell">
      <style:table-cell-properties style:vertical-align="middle" fo:padding="0.212cm" fo:border="0.5pt solid #000000" style:writing-mode="lr-tb"/>
    </style:style>
    <style:style style:name="Tabla1.H4" style:family="table-cell">
      <style:table-cell-properties fo:padding="0.026cm" fo:border="none" style:writing-mode="lr-tb"/>
    </style:style>
    <style:style style:name="Tabla1.5" style:family="table-row">
      <style:table-row-properties style:min-row-height="0.967cm" fo:keep-together="auto"/>
    </style:style>
    <style:style style:name="Tabla1.A5" style:family="table-cell">
      <style:table-cell-properties style:vertical-align="middle" fo:padding="0.026cm" fo:border-left="0.75pt solid #cccccc" fo:border-right="0.75pt solid #cccccc" fo:border-top="none" fo:border-bottom="0.75pt solid #cccccc" style:writing-mode="lr-tb"/>
    </style:style>
    <style:style style:name="Tabla1.B5" style:family="table-cell">
      <style:table-cell-properties style:vertical-align="middle" fo:padding="0.026cm" fo:border-left="none" fo:border-right="0.75pt solid #cccccc" fo:border-top="none" fo:border-bottom="0.75pt solid #cccccc" style:writing-mode="lr-tb"/>
    </style:style>
    <style:style style:name="Tabla1.C5" style:family="table-cell">
      <style:table-cell-properties style:vertical-align="middle" fo:padding="0.026cm" fo:border-left="none" fo:border-right="0.75pt solid #cccccc" fo:border-top="none" fo:border-bottom="0.75pt solid #cccccc" style:writing-mode="lr-tb"/>
    </style:style>
    <style:style style:name="Tabla1.D5" style:family="table-cell">
      <style:table-cell-properties style:vertical-align="middle" fo:padding="0.026cm" fo:border="none" style:writing-mode="lr-tb"/>
    </style:style>
    <style:style style:name="Tabla1.E5" style:family="table-cell">
      <style:table-cell-properties style:vertical-align="middle" fo:padding="0.026cm" fo:border="none" style:writing-mode="lr-tb"/>
    </style:style>
    <style:style style:name="Tabla1.F5" style:family="table-cell">
      <style:table-cell-properties style:vertical-align="middle" fo:padding="0.026cm" fo:border="none" style:writing-mode="lr-tb"/>
    </style:style>
    <style:style style:name="Tabla1.G5" style:family="table-cell">
      <style:table-cell-properties style:vertical-align="middle" fo:padding="0.026cm" fo:border="none" style:writing-mode="lr-tb"/>
    </style:style>
    <style:style style:name="Tabla1.H5" style:family="table-cell">
      <style:table-cell-properties fo:padding="0.026cm" fo:border="none" style:writing-mode="lr-tb"/>
    </style:style>
    <style:style style:name="P1" style:family="paragraph" style:parent-style-name="List_20_Paragraph" style:list-style-name="WWNum1">
      <style:paragraph-properties fo:margin-left="1.27cm" fo:margin-right="-0.037cm" fo:margin-top="0.037cm" fo:margin-bottom="0cm" style:contextual-spacing="false" fo:line-height="100%" fo:text-align="start" style:justify-single-word="false" fo:orphans="0" fo:widows="0" fo:text-indent="-0.635cm" style:auto-text-indent="false"/>
      <style:text-properties style:font-name="Times New Roman" fo:font-size="8pt" style:letter-kerning="false" style:font-name-asian="Times New Roman2" style:font-size-asian="8pt" style:language-asian="es" style:country-asian="CO" style:font-name-complex="Times New Roman2" style:font-size-complex="8pt"/>
    </style:style>
    <style:style style:name="P2" style:family="paragraph" style:parent-style-name="List_20_Paragraph" style:list-style-name="WWNum2">
      <style:paragraph-properties fo:margin-left="1.27cm" fo:margin-right="-0.037cm" fo:margin-top="0.037cm" fo:margin-bottom="0cm" style:contextual-spacing="false" fo:line-height="100%" fo:text-align="start" style:justify-single-word="false" fo:orphans="0" fo:widows="0" fo:text-indent="-0.635cm" style:auto-text-indent="false"/>
      <style:text-properties fo:font-size="8pt" style:letter-kerning="false" style:font-name-asian="Times New Roman2" style:font-size-asian="8pt" style:language-asian="es" style:country-asian="CO" style:font-size-complex="8pt"/>
    </style:style>
    <style:style style:name="P3" style:family="paragraph" style:parent-style-name="List_20_Paragraph" style:list-style-name="WWNum3">
      <style:paragraph-properties fo:margin-left="1.27cm" fo:margin-right="-0.037cm" fo:margin-top="0.037cm" fo:margin-bottom="0cm" style:contextual-spacing="false" fo:line-height="100%" fo:text-align="start" style:justify-single-word="false" fo:orphans="0" fo:widows="0" fo:text-indent="-0.635cm" style:auto-text-indent="false"/>
      <style:text-properties fo:font-size="8pt" style:letter-kerning="false" style:font-name-asian="Times New Roman2" style:font-size-asian="8pt" style:language-asian="es" style:country-asian="CO" style:font-size-complex="8pt"/>
    </style:style>
    <style:style style:name="P4" style:family="paragraph" style:parent-style-name="Heading_20_2" style:master-page-name="Converted1">
      <style:paragraph-properties fo:margin-left="0cm" fo:margin-right="0cm" fo:text-indent="0cm" style:auto-text-indent="false" style:page-number="auto">
        <style:tab-stops>
          <style:tab-stop style:position="6.754cm"/>
          <style:tab-stop style:position="16.03cm"/>
        </style:tab-stops>
      </style:paragraph-properties>
    </style:style>
    <style:style style:name="P5" style:family="paragraph" style:parent-style-name="Heading_20_1">
      <style:paragraph-properties fo:margin-left="5.652cm" fo:margin-right="5.648cm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5.652cm" fo:margin-right="5.65cm" fo:margin-top="0.402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5.652cm" fo:margin-right="5.644cm" fo:text-align="center" style:justify-single-word="false" fo:text-indent="0cm" style:auto-text-indent="false"/>
    </style:style>
    <style:style style:name="P9" style:family="paragraph" style:parent-style-name="Standard">
      <style:paragraph-properties fo:margin-left="5.652cm" fo:margin-right="5.644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5.383cm" fo:margin-right="5.364cm" fo:margin-top="0.002cm" fo:margin-bottom="0cm" style:contextual-spacing="false" fo:line-height="170%" fo:text-indent="1.041cm" style:auto-text-indent="false"/>
    </style:style>
    <style:style style:name="P11" style:family="paragraph" style:parent-style-name="Standard">
      <style:paragraph-properties fo:margin-left="3.81cm" fo:margin-right="5.364cm" fo:margin-top="0.002cm" fo:margin-bottom="0cm" style:contextual-spacing="false" fo:line-height="170%" fo:text-align="center" style:justify-single-word="false" fo:text-indent="1.27cm" style:auto-text-indent="false"/>
    </style:style>
    <style:style style:name="P12" style:family="paragraph" style:parent-style-name="Standard">
      <style:paragraph-properties fo:text-align="start" style:justify-single-word="false"/>
      <style:text-properties fo:language="es" fo:country="ES"/>
    </style:style>
    <style:style style:name="P13" style:family="paragraph" style:parent-style-name="Standard">
      <style:text-properties fo:language="es" fo:country="ES" fo:font-weight="bold" style:font-weight-asian="bold" style:font-weight-complex="bold"/>
    </style:style>
    <style:style style:name="P14" style:family="paragraph" style:parent-style-name="Standard">
      <style:paragraph-properties fo:margin-left="12.358cm" fo:margin-right="10.91cm" fo:margin-top="0.268cm" fo:margin-bottom="0cm" style:contextual-spacing="false" fo:text-align="end" style:justify-single-word="false" fo:text-indent="0cm" style:auto-text-indent="false"/>
      <style:text-properties fo:language="es" fo:country="CO" fo:font-style="italic" fo:font-weight="bold" style:font-style-asian="italic" style:font-weight-asian="bold"/>
    </style:style>
    <style:style style:name="P15" style:family="paragraph" style:parent-style-name="Standard">
      <style:paragraph-properties fo:text-align="start" style:justify-single-word="false"/>
      <style:text-properties fo:language="es" fo:country="CO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404040" loext:opacity="100%" style:font-name="Times New Roman" fo:font-size="8pt" fo:font-style="italic" fo:font-weight="bold" style:letter-kerning="false" style:font-name-asian="Times New Roman2" style:font-size-asian="8pt" style:language-asian="es" style:country-asian="CO" style:font-style-asian="italic" style:font-weight-asian="bold" style:font-name-complex="Times New Roman2" style:font-size-complex="8pt" style:font-style-complex="italic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Times New Roman" fo:font-size="8pt" style:letter-kerning="false" style:font-name-asian="Times New Roman2" style:font-size-asian="8pt" style:language-asian="es" style:country-asian="CO" style:font-name-complex="Times New Roman2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Times New Roman" style:letter-kerning="false" style:font-name-asian="Times New Roman2" style:language-asian="es" style:country-asian="CO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style:letter-kerning="false" style:font-name-asian="Times New Roman2" style:font-size-asian="8pt" style:language-asian="es" style:country-asian="CO" style:font-name-complex="Times New Roman2" style:font-size-complex="8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8pt" style:letter-kerning="false" style:font-name-asian="Times New Roman2" style:font-size-asian="8pt" style:language-asian="es" style:country-asian="CO" style:font-name-complex="Times New Roman2" style:font-size-complex="8pt"/>
    </style:style>
    <style:style style:name="P21" style:family="paragraph" style:parent-style-name="Standard">
      <style:text-properties style:font-name="Times New Roman" fo:language="es" fo:country="ES" style:text-underline-style="none" style:font-name-complex="Times New Roman2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333333" loext:opacity="100%" style:font-name="Times New Roman" fo:font-size="8pt" style:letter-kerning="false" style:font-name-asian="Times New Roman2" style:font-size-asian="8pt" style:language-asian="es" style:country-asian="CO" style:font-name-complex="Times New Roman2" style:font-size-complex="8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333333" loext:opacity="100%" style:font-name="Times New Roman" style:letter-kerning="false" style:font-name-asian="Times New Roman2" style:language-asian="es" style:country-asian="CO" style:font-name-complex="Times New Roman2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8pt" style:letter-kerning="false" style:font-name-asian="Times New Roman2" style:font-size-asian="8pt" style:language-asian="es" style:country-asian="CO" style:font-size-complex="8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ff0000" loext:opacity="100%" style:font-name="Times New Roman" style:letter-kerning="false" style:font-name-asian="Times New Roman2" style:language-asian="es" style:country-asian="CO" style:font-name-complex="Times New Roman2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letter-kerning="false"/>
    </style:style>
    <style:style style:name="P27" style:family="paragraph" style:parent-style-name="Text_20_body">
      <style:text-properties style:font-name="Times New Roman" fo:font-size="10pt" style:font-size-asian="10pt"/>
    </style:style>
    <style:style style:name="P28" style:family="paragraph" style:parent-style-name="Text_20_body" style:master-page-name="Standard">
      <style:paragraph-properties fo:margin-left="0.39cm" fo:margin-right="0cm" fo:text-indent="0cm" style:auto-text-indent="false" style:page-number="auto"/>
      <style:text-properties style:font-name="Times New Roman" fo:font-size="10pt" style:font-size-asian="10pt"/>
    </style:style>
    <style:style style:name="P29" style:family="paragraph" style:parent-style-name="Text_20_body">
      <style:paragraph-properties fo:margin-top="0.002cm" fo:margin-bottom="0cm" style:contextual-spacing="false"/>
      <style:text-properties style:font-name="Times New Roman" fo:font-size="11.5pt" style:font-size-asian="11.5pt"/>
    </style:style>
    <style:style style:name="P30" style:family="paragraph" style:parent-style-name="Text_20_body">
      <style:text-properties fo:font-size="13pt" fo:font-weight="bold" style:font-size-asian="13pt" style:font-weight-asian="bold"/>
    </style:style>
    <style:style style:name="P31" style:family="paragraph" style:parent-style-name="Text_20_body">
      <style:text-properties fo:font-size="13pt" style:font-size-asian="13pt"/>
    </style:style>
    <style:style style:name="P32" style:family="paragraph" style:parent-style-name="Text_20_body">
      <style:paragraph-properties fo:margin-top="0.014cm" fo:margin-bottom="0cm" style:contextual-spacing="false"/>
      <style:text-properties fo:font-size="17.5pt" fo:font-weight="bold" style:font-size-asian="17.5pt" style:font-weight-asian="bold"/>
    </style:style>
    <style:style style:name="P33" style:family="paragraph" style:parent-style-name="Text_20_body">
      <style:paragraph-properties fo:margin-top="0.002cm" fo:margin-bottom="0cm" style:contextual-spacing="false"/>
      <style:text-properties fo:font-size="12pt" style:font-size-asian="12pt"/>
    </style:style>
    <style:style style:name="P34" style:family="paragraph" style:parent-style-name="Text_20_body">
      <style:paragraph-properties fo:margin-left="6.128cm" fo:margin-right="6.124cm" fo:line-height="170%" fo:text-align="justify" style:justify-single-word="false" fo:text-indent="0.173cm" style:auto-text-indent="false"/>
    </style:style>
    <style:style style:name="P35" style:family="paragraph" style:parent-style-name="Text_20_body">
      <style:text-properties fo:font-size="10pt" fo:font-weight="bold" style:font-size-asian="10pt" style:font-weight-asian="bold"/>
    </style:style>
    <style:style style:name="P36" style:family="paragraph" style:parent-style-name="Text_20_body">
      <style:paragraph-properties fo:margin-top="0.011cm" fo:margin-bottom="0cm" style:contextual-spacing="false"/>
      <style:text-properties fo:font-size="10pt" fo:font-weight="bold" style:font-size-asian="10pt" style:font-weight-asian="bold"/>
    </style:style>
    <style:style style:name="P37" style:family="paragraph" style:parent-style-name="Text_20_body">
      <style:paragraph-properties fo:margin-left="1.653cm" fo:margin-right="0cm" fo:text-indent="0cm" style:auto-text-indent="false"/>
      <style:text-properties fo:font-size="10pt" style:font-size-asian="10pt"/>
    </style:style>
    <style:style style:name="P38" style:family="paragraph" style:parent-style-name="Text_20_body" style:master-page-name="Converted2">
      <style:paragraph-properties fo:margin-left="0.178cm" fo:margin-right="0cm" fo:text-indent="0cm" style:auto-text-indent="false" style:page-number="auto"/>
      <style:text-properties fo:font-size="10pt" style:text-underline-style="none" style:font-size-asian="10pt"/>
    </style:style>
    <style:style style:name="P39" style:family="paragraph" style:parent-style-name="Text_20_body">
      <style:paragraph-properties fo:margin-top="0.016cm" fo:margin-bottom="0cm" style:contextual-spacing="false"/>
      <style:text-properties fo:font-size="6pt" style:text-underline-style="none" style:font-size-asian="6pt"/>
    </style:style>
    <style:style style:name="P40" style:family="paragraph" style:parent-style-name="Text_20_body">
      <style:paragraph-properties fo:margin-top="0.016cm" fo:margin-bottom="0cm" style:contextual-spacing="false"/>
    </style:style>
    <style:style style:name="P41" style:family="paragraph">
      <loext:graphic-properties draw:fill="solid" draw:fill-color="#000000"/>
      <style:paragraph-properties fo:text-align="start"/>
      <style:text-properties fo:font-size="11pt"/>
    </style:style>
    <style:style style:name="P42" style:family="paragraph">
      <loext:graphic-properties draw:fill="solid" draw:fill-color="#8eaadb"/>
      <style:paragraph-properties fo:text-align="start"/>
      <style:text-properties fo:font-size="11pt"/>
    </style:style>
    <style:style style:name="T1" style:family="text">
      <style:text-properties fo:letter-spacing="-0.002cm"/>
    </style:style>
    <style:style style:name="T2" style:family="text">
      <style:text-properties fo:letter-spacing="-0.002cm" fo:language="es" fo:country="CO"/>
    </style:style>
    <style:style style:name="T3" style:family="text">
      <style:text-properties fo:letter-spacing="-0.002cm" fo:language="es" fo:country="CO" officeooo:rsid="001d1f7d"/>
    </style:style>
    <style:style style:name="T4" style:family="text">
      <style:text-properties fo:language="es" fo:country="CO"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-0.004cm"/>
    </style:style>
    <style:style style:name="T7" style:family="text">
      <style:text-properties fo:letter-spacing="-0.004cm" fo:font-weight="bold" style:font-weight-asian="bold"/>
    </style:style>
    <style:style style:name="T8" style:family="text">
      <style:text-properties fo:letter-spacing="0.002cm"/>
    </style:style>
    <style:style style:name="T9" style:family="text">
      <style:text-properties fo:letter-spacing="0.002cm" fo:font-weight="bold" style:font-weight-asian="bold"/>
    </style:style>
    <style:style style:name="T10" style:family="text">
      <style:text-properties fo:letter-spacing="-0.113cm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language="es" fo:country="ES" fo:font-weight="normal" style:font-weight-asian="normal" style:font-weight-complex="normal"/>
    </style:style>
    <style:style style:name="T14" style:family="text">
      <style:text-properties fo:letter-spacing="-0.009cm"/>
    </style:style>
    <style:style style:name="T15" style:family="text">
      <style:text-properties fo:letter-spacing="-0.007cm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style:font-name="Times New Roman" fo:font-size="8pt" fo:font-style="italic" fo:font-weight="bold" style:font-name-asian="Times New Roman2" style:font-size-asian="8pt" style:language-asian="es" style:country-asian="CO" style:font-style-asian="italic" style:font-weight-asian="bold" style:font-name-complex="Times New Roman2" style:font-size-complex="8pt" style:font-style-complex="italic" style:font-weight-complex="bold"/>
    </style:style>
    <style:style style:name="T18" style:family="text">
      <style:text-properties style:font-name="Times New Roman" fo:font-size="8pt" style:font-name-asian="Times New Roman2" style:font-size-asian="8pt" style:language-asian="es" style:country-asian="CO" style:font-name-complex="Times New Roman2" style:font-size-complex="8pt"/>
    </style:style>
    <style:style style:name="T19" style:family="text">
      <style:text-properties style:font-name="Times New Roman" fo:font-size="8pt" fo:language="es" fo:country="ES" fo:font-style="italic" fo:font-weight="bold" style:font-name-asian="Times New Roman2" style:font-size-asian="8pt" style:language-asian="es" style:country-asian="CO" style:font-style-asian="italic" style:font-weight-asian="bold" style:font-name-complex="Times New Roman2" style:font-size-complex="8pt" style:font-style-complex="italic" style:font-weight-complex="bold"/>
    </style:style>
    <style:style style:name="T20" style:family="text">
      <style:text-properties style:font-name="Times New Roman" fo:font-size="8pt" fo:language="en" fo:country="US" style:font-name-asian="Times New Roman2" style:font-size-asian="8pt" style:language-asian="es" style:country-asian="CO" style:font-name-complex="Times New Roman2" style:font-size-complex="8pt"/>
    </style:style>
    <style:style style:name="T21" style:family="text">
      <style:text-properties style:font-name="Times New Roman" fo:language="es" fo:country="ES" style:font-name-complex="Times New Roman2"/>
    </style:style>
    <style:style style:name="T22" style:family="text">
      <style:text-properties style:font-name="Times New Roman" fo:language="es" fo:country="ES" fo:font-weight="bold" style:font-weight-asian="bold" style:font-name-complex="Times New Roman2" style:font-weight-complex="bold"/>
    </style:style>
    <style:style style:name="T23" style:family="text">
      <style:text-properties style:font-name="Times New Roman" fo:language="es" fo:country="ES" style:text-underline-style="none" style:font-name-complex="Times New Roman2"/>
    </style:style>
    <style:style style:name="T24" style:family="text">
      <style:text-properties style:font-name="Times New Roman" style:font-name-complex="Times New Roman2"/>
    </style:style>
    <style:style style:name="T25" style:family="text">
      <style:text-properties style:font-name="Times New Roman" fo:font-weight="bold" style:font-weight-asian="bold" style:font-name-complex="Times New Roman2" style:font-weight-complex="bold"/>
    </style:style>
    <style:style style:name="T26" style:family="text">
      <style:text-properties style:font-name="Times New Roman" fo:font-size="12pt" fo:language="es" fo:country="CO" style:text-underline-style="none" fo:font-weight="bold" style:font-size-asian="12pt" style:font-weight-asian="bold" style:font-name-complex="Times New Roman2" style:font-size-complex="12pt" style:font-weight-complex="bold"/>
    </style:style>
    <style:style style:name="T27" style:family="text">
      <style:text-properties style:font-name="Times New Roman" fo:font-size="12pt" fo:language="es" fo:country="ES" style:text-underline-style="none" fo:font-weight="bold" style:font-size-asian="12pt" style:font-weight-asian="bold" style:font-name-complex="Times New Roman2" style:font-size-complex="12pt" style:font-weight-complex="bold"/>
    </style:style>
    <style:style style:name="T28" style:family="text">
      <style:text-properties style:font-name="Times New Roman" fo:language="es" fo:country="CO" style:text-underline-style="none" style:font-name-complex="Times New Roman2"/>
    </style:style>
    <style:style style:name="T29" style:family="text">
      <style:text-properties style:font-name="Times New Roman" fo:language="es" fo:country="CO" style:font-name-complex="Times New Roman2"/>
    </style:style>
    <style:style style:name="T30" style:family="text">
      <style:text-properties fo:color="#333333" loext:opacity="100%" style:font-name="Times New Roman" fo:font-size="8pt" style:font-name-asian="Times New Roman2" style:font-size-asian="8pt" style:language-asian="es" style:country-asian="CO" style:font-name-complex="Times New Roman2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.048cm" fo:margin-top="0cm" fo:margin-bottom="0.04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draw:fit-to-size="false" style:shrink-to-fit="false" fo:min-height="1.842cm" fo:min-width="0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cm" draw:fill="solid" draw:fill-color="#000000" draw:textarea-vertical-align="top" draw:auto-grow-height="false" draw:fit-to-size="false" style:shrink-to-fit="false" fo:min-height="3.346cm" fo:min-width="0cm" fo:padding-top="0.127cm" fo:padding-bottom="0.127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svg:stroke-width="0cm" draw:fill="solid" draw:fill-color="#8eaadb" draw:textarea-vertical-align="top" draw:auto-grow-height="false" draw:fit-to-size="false" style:shrink-to-fit="false" fo:min-height="19.65cm" fo:min-width="25.746cm" fo:padding-top="0.127cm" fo:padding-bottom="0.127cm" fo:padding-left="0.254cm" fo:padding-right="0.2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8"/>
        <text:p text:style-name="P27"/>
        <text:p text:style-name="P27"/>
        <text:p text:style-name="P27"/>
        <text:p text:style-name="P29"/>
        <text:h text:style-name="P5" text:outline-level="1">SPRINT<text:span text:style-name="T1"> </text:span><text:span text:style-name="T3">5</text:span></text:h>
        <text:p text:style-name="P30"/>
        <text:p text:style-name="P30"/>
        <text:p text:style-name="P30"/>
        <text:p text:style-name="P30"/>
        <text:p text:style-name="P30"/>
        <text:p text:style-name="P30"/>
        <text:p text:style-name="P32"/>
        <text:p text:style-name="P8"><text:span text:style-name="T5">Scrum</text:span><text:span text:style-name="T7"> </text:span><text:span text:style-name="T5">Master</text:span></text:p>
        <text:p text:style-name="P9"/>
        <text:p text:style-name="P8">Daniel Argüelles Mesa<text:span text:style-name="T8"> </text:span></text:p>
        <text:p text:style-name="P31"/>
        <text:p text:style-name="P31"/>
        <text:p text:style-name="P31"/>
        <text:p text:style-name="P31"/>
        <text:p text:style-name="P31"/>
        <text:p text:style-name="P33"/>
        <text:p text:style-name="P10"><text:span text:style-name="T5">Development Team</text:span><text:span text:style-name="T9"> </text:span>Sergio Andrés Mendoza Martínez<text:span text:style-name="T10"> </text:span>Andrés<text:span text:style-name="T6"> </text:span>David<text:span text:style-name="T1"> </text:span>Galeano<text:span text:style-name="T6"> </text:span>Herrera</text:p>
        <text:p text:style-name="P11"><text:span text:style-name="T11">Viviana Andrea Romero Avila</text:span></text:p>
        <text:p text:style-name="P34">Cesar Carbono Barros<text:span text:style-name="T8"> </text:span>Álvaro<text:span text:style-name="T14"> </text:span>González<text:span text:style-name="T15"> </text:span>Oviedo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h text:style-name="P6" text:outline-level="1">Ciclo 3<text:span text:style-name="T8"> </text:span>-<text:span text:style-name="T1"> </text:span>Grupo<text:span text:style-name="T6"> </text:span>3<text:span text:style-name="T6"> </text:span>- G43</text:h>
        <text:p text:style-name="P35"/>
        <text:p text:style-name="P36"/>
        <text:p text:style-name="P36"/>
      </text:section>
      <text:h text:style-name="P4" text:outline-level="2"/>
      <text:p text:style-name="P37"><draw:g text:anchor-type="paragraph" draw:z-index="6" draw:name="Group 5" draw:style-name="gr1"><draw:custom-shape draw:name="AutoShape 9" draw:style-name="gr2" draw:text-style-name="P41" svg:width="0.017cm" svg:height="2.095cm" svg:x="0.588cm" svg:y="3.385cm"><text:p/><draw:enhanced-geometry draw:mirror-horizontal="false" draw:mirror-vertical="false" drawooo:sub-view-size="10 1188" draw:text-areas="0 0 ?f40 ?f41" svg:viewBox="0 0 0 0" draw:type="ooxml-non-primitive" draw:enhanced-path="M 10 1178 L 0 1178 0 1188 10 1188 10 1178 Z M 10 0 L 0 0 0 9 10 9 10 0 Z N"><draw:equation draw:name="f0" draw:formula="0+605-595"/><draw:equation draw:name="f1" draw:formula="?f0 *logwidth/10"/><draw:equation draw:name="f2" draw:formula="0+3406-2228"/><draw:equation draw:name="f3" draw:formula="3406*logheight/1188"/><draw:equation draw:name="f4" draw:formula="0+595-595"/><draw:equation draw:name="f5" draw:formula="?f4 *logwidth/10"/><draw:equation draw:name="f6" draw:formula="0+3406-2228"/><draw:equation draw:name="f7" draw:formula="3406*logheight/1188"/><draw:equation draw:name="f8" draw:formula="0+595-595"/><draw:equation draw:name="f9" draw:formula="?f8 *logwidth/10"/><draw:equation draw:name="f10" draw:formula="0+3416-2228"/><draw:equation draw:name="f11" draw:formula="3416*logheight/1188"/><draw:equation draw:name="f12" draw:formula="0+605-595"/><draw:equation draw:name="f13" draw:formula="?f12 *logwidth/10"/><draw:equation draw:name="f14" draw:formula="0+3416-2228"/><draw:equation draw:name="f15" draw:formula="3416*logheight/1188"/><draw:equation draw:name="f16" draw:formula="0+605-595"/><draw:equation draw:name="f17" draw:formula="?f16 *logwidth/10"/><draw:equation draw:name="f18" draw:formula="0+3406-2228"/><draw:equation draw:name="f19" draw:formula="3406*logheight/1188"/><draw:equation draw:name="f20" draw:formula="0+605-595"/><draw:equation draw:name="f21" draw:formula="?f20 *logwidth/10"/><draw:equation draw:name="f22" draw:formula="0+2228-2228"/><draw:equation draw:name="f23" draw:formula="2228*logheight/1188"/><draw:equation draw:name="f24" draw:formula="0+595-595"/><draw:equation draw:name="f25" draw:formula="?f24 *logwidth/10"/><draw:equation draw:name="f26" draw:formula="0+2228-2228"/><draw:equation draw:name="f27" draw:formula="2228*logheight/1188"/><draw:equation draw:name="f28" draw:formula="0+595-595"/><draw:equation draw:name="f29" draw:formula="?f28 *logwidth/10"/><draw:equation draw:name="f30" draw:formula="0+2237-2228"/><draw:equation draw:name="f31" draw:formula="2237*logheight/1188"/><draw:equation draw:name="f32" draw:formula="0+605-595"/><draw:equation draw:name="f33" draw:formula="?f32 *logwidth/10"/><draw:equation draw:name="f34" draw:formula="0+2237-2228"/><draw:equation draw:name="f35" draw:formula="2237*logheight/1188"/><draw:equation draw:name="f36" draw:formula="0+605-595"/><draw:equation draw:name="f37" draw:formula="?f36 *logwidth/10"/><draw:equation draw:name="f38" draw:formula="0+2228-2228"/><draw:equation draw:name="f39" draw:formula="2228*logheight/1188"/><draw:equation draw:name="f40" draw:formula="logwidth"/><draw:equation draw:name="f41" draw:formula="logheight"/></draw:enhanced-geometry></draw:custom-shape><draw:custom-shape draw:name="AutoShape 7" draw:style-name="gr3" draw:text-style-name="P41" svg:width="0.017cm" svg:height="3.599cm" svg:x="0.588cm" svg:y="3.402cm"><text:p/><draw:enhanced-geometry draw:mirror-horizontal="false" draw:mirror-vertical="false" drawooo:sub-view-size="10 2041" draw:text-areas="0 0 ?f60 ?f61" svg:viewBox="0 0 0 0" draw:type="ooxml-non-primitive" draw:enhanced-path="M 10 1217 L 0 1217 0 2041 10 2041 10 1217 Z M 10 1207 L 0 1207 0 1217 10 1217 10 1207 Z M 10 0 L 0 0 0 1169 10 1169 10 0 Z N"><draw:equation draw:name="f0" draw:formula="0+605-595"/><draw:equation draw:name="f1" draw:formula="?f0 *logwidth/10"/><draw:equation draw:name="f2" draw:formula="0+3454-2237"/><draw:equation draw:name="f3" draw:formula="3454*logheight/2041"/><draw:equation draw:name="f4" draw:formula="0+595-595"/><draw:equation draw:name="f5" draw:formula="?f4 *logwidth/10"/><draw:equation draw:name="f6" draw:formula="0+3454-2237"/><draw:equation draw:name="f7" draw:formula="3454*logheight/2041"/><draw:equation draw:name="f8" draw:formula="0+595-595"/><draw:equation draw:name="f9" draw:formula="?f8 *logwidth/10"/><draw:equation draw:name="f10" draw:formula="0+4278-2237"/><draw:equation draw:name="f11" draw:formula="4278*logheight/2041"/><draw:equation draw:name="f12" draw:formula="0+605-595"/><draw:equation draw:name="f13" draw:formula="?f12 *logwidth/10"/><draw:equation draw:name="f14" draw:formula="0+4278-2237"/><draw:equation draw:name="f15" draw:formula="4278*logheight/2041"/><draw:equation draw:name="f16" draw:formula="0+605-595"/><draw:equation draw:name="f17" draw:formula="?f16 *logwidth/10"/><draw:equation draw:name="f18" draw:formula="0+3454-2237"/><draw:equation draw:name="f19" draw:formula="3454*logheight/2041"/><draw:equation draw:name="f20" draw:formula="0+605-595"/><draw:equation draw:name="f21" draw:formula="?f20 *logwidth/10"/><draw:equation draw:name="f22" draw:formula="0+3444-2237"/><draw:equation draw:name="f23" draw:formula="3444*logheight/2041"/><draw:equation draw:name="f24" draw:formula="0+595-595"/><draw:equation draw:name="f25" draw:formula="?f24 *logwidth/10"/><draw:equation draw:name="f26" draw:formula="0+3444-2237"/><draw:equation draw:name="f27" draw:formula="3444*logheight/2041"/><draw:equation draw:name="f28" draw:formula="0+595-595"/><draw:equation draw:name="f29" draw:formula="?f28 *logwidth/10"/><draw:equation draw:name="f30" draw:formula="0+3454-2237"/><draw:equation draw:name="f31" draw:formula="3454*logheight/2041"/><draw:equation draw:name="f32" draw:formula="0+605-595"/><draw:equation draw:name="f33" draw:formula="?f32 *logwidth/10"/><draw:equation draw:name="f34" draw:formula="0+3454-2237"/><draw:equation draw:name="f35" draw:formula="3454*logheight/2041"/><draw:equation draw:name="f36" draw:formula="0+605-595"/><draw:equation draw:name="f37" draw:formula="?f36 *logwidth/10"/><draw:equation draw:name="f38" draw:formula="0+3444-2237"/><draw:equation draw:name="f39" draw:formula="3444*logheight/2041"/><draw:equation draw:name="f40" draw:formula="0+605-595"/><draw:equation draw:name="f41" draw:formula="?f40 *logwidth/10"/><draw:equation draw:name="f42" draw:formula="0+2237-2237"/><draw:equation draw:name="f43" draw:formula="2237*logheight/2041"/><draw:equation draw:name="f44" draw:formula="0+595-595"/><draw:equation draw:name="f45" draw:formula="?f44 *logwidth/10"/><draw:equation draw:name="f46" draw:formula="0+2237-2237"/><draw:equation draw:name="f47" draw:formula="2237*logheight/2041"/><draw:equation draw:name="f48" draw:formula="0+595-595"/><draw:equation draw:name="f49" draw:formula="?f48 *logwidth/10"/><draw:equation draw:name="f50" draw:formula="0+3406-2237"/><draw:equation draw:name="f51" draw:formula="3406*logheight/2041"/><draw:equation draw:name="f52" draw:formula="0+605-595"/><draw:equation draw:name="f53" draw:formula="?f52 *logwidth/10"/><draw:equation draw:name="f54" draw:formula="0+3406-2237"/><draw:equation draw:name="f55" draw:formula="3406*logheight/2041"/><draw:equation draw:name="f56" draw:formula="0+605-595"/><draw:equation draw:name="f57" draw:formula="?f56 *logwidth/10"/><draw:equation draw:name="f58" draw:formula="0+2237-2237"/><draw:equation draw:name="f59" draw:formula="2237*logheight/2041"/><draw:equation draw:name="f60" draw:formula="logwidth"/><draw:equation draw:name="f61" draw:formula="logheight"/></draw:enhanced-geometry></draw:custom-shape><draw:custom-shape draw:name="AutoShape 6" draw:style-name="gr4" draw:text-style-name="P42" svg:width="26.253cm" svg:height="19.903cm" svg:x="0.385cm" svg:y="0.303cm"><text:p/><draw:enhanced-geometry draw:mirror-horizontal="false" draw:mirror-vertical="false" drawooo:sub-view-size="14883 11283" draw:text-areas="0 0 ?f228 ?f229" svg:viewBox="0 0 0 0" draw:type="ooxml-non-primitive" draw:enhanced-path="M 89 74 L 74 74 74 89 74 11194 74 11208 89 11208 89 11194 89 89 89 74 Z M 14808 74 L 14794 74 89 74 89 89 14794 89 14794 11194 89 11194 89 11208 14794 11208 14808 11208 14808 11194 14808 89 14808 74 Z M 14882 0 L 14822 0 14822 60 14822 89 14822 11194 14822 11222 14794 11222 89 11222 60 11222 60 11194 60 89 60 60 89 60 14794 60 14822 60 14822 0 14794 0 89 0 60 0 0 0 0 60 0 89 0 11194 0 11222 0 11282 60 11282 89 11282 14794 11282 14822 11282 14882 11282 14882 11222 14882 11194 14882 89 14882 60 14882 0 Z N"><draw:equation draw:name="f0" draw:formula="0+569-480"/><draw:equation draw:name="f1" draw:formula="?f0 *logwidth/14883"/><draw:equation draw:name="f2" draw:formula="0+554-480"/><draw:equation draw:name="f3" draw:formula="554*logheight/11283"/><draw:equation draw:name="f4" draw:formula="0+554-480"/><draw:equation draw:name="f5" draw:formula="?f4 *logwidth/14883"/><draw:equation draw:name="f6" draw:formula="0+554-480"/><draw:equation draw:name="f7" draw:formula="554*logheight/11283"/><draw:equation draw:name="f8" draw:formula="0+554-480"/><draw:equation draw:name="f9" draw:formula="?f8 *logwidth/14883"/><draw:equation draw:name="f10" draw:formula="0+569-480"/><draw:equation draw:name="f11" draw:formula="569*logheight/11283"/><draw:equation draw:name="f12" draw:formula="0+554-480"/><draw:equation draw:name="f13" draw:formula="?f12 *logwidth/14883"/><draw:equation draw:name="f14" draw:formula="0+11674-480"/><draw:equation draw:name="f15" draw:formula="11674*logheight/11283"/><draw:equation draw:name="f16" draw:formula="0+554-480"/><draw:equation draw:name="f17" draw:formula="?f16 *logwidth/14883"/><draw:equation draw:name="f18" draw:formula="0+11688-480"/><draw:equation draw:name="f19" draw:formula="11688*logheight/11283"/><draw:equation draw:name="f20" draw:formula="0+569-480"/><draw:equation draw:name="f21" draw:formula="?f20 *logwidth/14883"/><draw:equation draw:name="f22" draw:formula="0+11688-480"/><draw:equation draw:name="f23" draw:formula="11688*logheight/11283"/><draw:equation draw:name="f24" draw:formula="0+569-480"/><draw:equation draw:name="f25" draw:formula="?f24 *logwidth/14883"/><draw:equation draw:name="f26" draw:formula="0+11674-480"/><draw:equation draw:name="f27" draw:formula="11674*logheight/11283"/><draw:equation draw:name="f28" draw:formula="0+569-480"/><draw:equation draw:name="f29" draw:formula="?f28 *logwidth/14883"/><draw:equation draw:name="f30" draw:formula="0+569-480"/><draw:equation draw:name="f31" draw:formula="569*logheight/11283"/><draw:equation draw:name="f32" draw:formula="0+569-480"/><draw:equation draw:name="f33" draw:formula="?f32 *logwidth/14883"/><draw:equation draw:name="f34" draw:formula="0+554-480"/><draw:equation draw:name="f35" draw:formula="554*logheight/11283"/><draw:equation draw:name="f36" draw:formula="0+15288-480"/><draw:equation draw:name="f37" draw:formula="?f36 *logwidth/14883"/><draw:equation draw:name="f38" draw:formula="0+554-480"/><draw:equation draw:name="f39" draw:formula="554*logheight/11283"/><draw:equation draw:name="f40" draw:formula="0+15274-480"/><draw:equation draw:name="f41" draw:formula="?f40 *logwidth/14883"/><draw:equation draw:name="f42" draw:formula="0+554-480"/><draw:equation draw:name="f43" draw:formula="554*logheight/11283"/><draw:equation draw:name="f44" draw:formula="0+569-480"/><draw:equation draw:name="f45" draw:formula="?f44 *logwidth/14883"/><draw:equation draw:name="f46" draw:formula="0+554-480"/><draw:equation draw:name="f47" draw:formula="554*logheight/11283"/><draw:equation draw:name="f48" draw:formula="0+569-480"/><draw:equation draw:name="f49" draw:formula="?f48 *logwidth/14883"/><draw:equation draw:name="f50" draw:formula="0+569-480"/><draw:equation draw:name="f51" draw:formula="569*logheight/11283"/><draw:equation draw:name="f52" draw:formula="0+15274-480"/><draw:equation draw:name="f53" draw:formula="?f52 *logwidth/14883"/><draw:equation draw:name="f54" draw:formula="0+569-480"/><draw:equation draw:name="f55" draw:formula="569*logheight/11283"/><draw:equation draw:name="f56" draw:formula="0+15274-480"/><draw:equation draw:name="f57" draw:formula="?f56 *logwidth/14883"/><draw:equation draw:name="f58" draw:formula="0+11674-480"/><draw:equation draw:name="f59" draw:formula="11674*logheight/11283"/><draw:equation draw:name="f60" draw:formula="0+569-480"/><draw:equation draw:name="f61" draw:formula="?f60 *logwidth/14883"/><draw:equation draw:name="f62" draw:formula="0+11674-480"/><draw:equation draw:name="f63" draw:formula="11674*logheight/11283"/><draw:equation draw:name="f64" draw:formula="0+569-480"/><draw:equation draw:name="f65" draw:formula="?f64 *logwidth/14883"/><draw:equation draw:name="f66" draw:formula="0+11688-480"/><draw:equation draw:name="f67" draw:formula="11688*logheight/11283"/><draw:equation draw:name="f68" draw:formula="0+15274-480"/><draw:equation draw:name="f69" draw:formula="?f68 *logwidth/14883"/><draw:equation draw:name="f70" draw:formula="0+11688-480"/><draw:equation draw:name="f71" draw:formula="11688*logheight/11283"/><draw:equation draw:name="f72" draw:formula="0+15288-480"/><draw:equation draw:name="f73" draw:formula="?f72 *logwidth/14883"/><draw:equation draw:name="f74" draw:formula="0+11688-480"/><draw:equation draw:name="f75" draw:formula="11688*logheight/11283"/><draw:equation draw:name="f76" draw:formula="0+15288-480"/><draw:equation draw:name="f77" draw:formula="?f76 *logwidth/14883"/><draw:equation draw:name="f78" draw:formula="0+11674-480"/><draw:equation draw:name="f79" draw:formula="11674*logheight/11283"/><draw:equation draw:name="f80" draw:formula="0+15288-480"/><draw:equation draw:name="f81" draw:formula="?f80 *logwidth/14883"/><draw:equation draw:name="f82" draw:formula="0+569-480"/><draw:equation draw:name="f83" draw:formula="569*logheight/11283"/><draw:equation draw:name="f84" draw:formula="0+15288-480"/><draw:equation draw:name="f85" draw:formula="?f84 *logwidth/14883"/><draw:equation draw:name="f86" draw:formula="0+554-480"/><draw:equation draw:name="f87" draw:formula="554*logheight/11283"/><draw:equation draw:name="f88" draw:formula="0+15362-480"/><draw:equation draw:name="f89" draw:formula="?f88 *logwidth/14883"/><draw:equation draw:name="f90" draw:formula="0+480-480"/><draw:equation draw:name="f91" draw:formula="480*logheight/11283"/><draw:equation draw:name="f92" draw:formula="0+15302-480"/><draw:equation draw:name="f93" draw:formula="?f92 *logwidth/14883"/><draw:equation draw:name="f94" draw:formula="0+480-480"/><draw:equation draw:name="f95" draw:formula="480*logheight/11283"/><draw:equation draw:name="f96" draw:formula="0+15302-480"/><draw:equation draw:name="f97" draw:formula="?f96 *logwidth/14883"/><draw:equation draw:name="f98" draw:formula="0+540-480"/><draw:equation draw:name="f99" draw:formula="540*logheight/11283"/><draw:equation draw:name="f100" draw:formula="0+15302-480"/><draw:equation draw:name="f101" draw:formula="?f100 *logwidth/14883"/><draw:equation draw:name="f102" draw:formula="0+569-480"/><draw:equation draw:name="f103" draw:formula="569*logheight/11283"/><draw:equation draw:name="f104" draw:formula="0+15302-480"/><draw:equation draw:name="f105" draw:formula="?f104 *logwidth/14883"/><draw:equation draw:name="f106" draw:formula="0+11674-480"/><draw:equation draw:name="f107" draw:formula="11674*logheight/11283"/><draw:equation draw:name="f108" draw:formula="0+15302-480"/><draw:equation draw:name="f109" draw:formula="?f108 *logwidth/14883"/><draw:equation draw:name="f110" draw:formula="0+11702-480"/><draw:equation draw:name="f111" draw:formula="11702*logheight/11283"/><draw:equation draw:name="f112" draw:formula="0+15274-480"/><draw:equation draw:name="f113" draw:formula="?f112 *logwidth/14883"/><draw:equation draw:name="f114" draw:formula="0+11702-480"/><draw:equation draw:name="f115" draw:formula="11702*logheight/11283"/><draw:equation draw:name="f116" draw:formula="0+569-480"/><draw:equation draw:name="f117" draw:formula="?f116 *logwidth/14883"/><draw:equation draw:name="f118" draw:formula="0+11702-480"/><draw:equation draw:name="f119" draw:formula="11702*logheight/11283"/><draw:equation draw:name="f120" draw:formula="0+540-480"/><draw:equation draw:name="f121" draw:formula="?f120 *logwidth/14883"/><draw:equation draw:name="f122" draw:formula="0+11702-480"/><draw:equation draw:name="f123" draw:formula="11702*logheight/11283"/><draw:equation draw:name="f124" draw:formula="0+540-480"/><draw:equation draw:name="f125" draw:formula="?f124 *logwidth/14883"/><draw:equation draw:name="f126" draw:formula="0+11674-480"/><draw:equation draw:name="f127" draw:formula="11674*logheight/11283"/><draw:equation draw:name="f128" draw:formula="0+540-480"/><draw:equation draw:name="f129" draw:formula="?f128 *logwidth/14883"/><draw:equation draw:name="f130" draw:formula="0+569-480"/><draw:equation draw:name="f131" draw:formula="569*logheight/11283"/><draw:equation draw:name="f132" draw:formula="0+540-480"/><draw:equation draw:name="f133" draw:formula="?f132 *logwidth/14883"/><draw:equation draw:name="f134" draw:formula="0+540-480"/><draw:equation draw:name="f135" draw:formula="540*logheight/11283"/><draw:equation draw:name="f136" draw:formula="0+569-480"/><draw:equation draw:name="f137" draw:formula="?f136 *logwidth/14883"/><draw:equation draw:name="f138" draw:formula="0+540-480"/><draw:equation draw:name="f139" draw:formula="540*logheight/11283"/><draw:equation draw:name="f140" draw:formula="0+15274-480"/><draw:equation draw:name="f141" draw:formula="?f140 *logwidth/14883"/><draw:equation draw:name="f142" draw:formula="0+540-480"/><draw:equation draw:name="f143" draw:formula="540*logheight/11283"/><draw:equation draw:name="f144" draw:formula="0+15302-480"/><draw:equation draw:name="f145" draw:formula="?f144 *logwidth/14883"/><draw:equation draw:name="f146" draw:formula="0+540-480"/><draw:equation draw:name="f147" draw:formula="540*logheight/11283"/><draw:equation draw:name="f148" draw:formula="0+15302-480"/><draw:equation draw:name="f149" draw:formula="?f148 *logwidth/14883"/><draw:equation draw:name="f150" draw:formula="0+480-480"/><draw:equation draw:name="f151" draw:formula="480*logheight/11283"/><draw:equation draw:name="f152" draw:formula="0+15274-480"/><draw:equation draw:name="f153" draw:formula="?f152 *logwidth/14883"/><draw:equation draw:name="f154" draw:formula="0+480-480"/><draw:equation draw:name="f155" draw:formula="480*logheight/11283"/><draw:equation draw:name="f156" draw:formula="0+569-480"/><draw:equation draw:name="f157" draw:formula="?f156 *logwidth/14883"/><draw:equation draw:name="f158" draw:formula="0+480-480"/><draw:equation draw:name="f159" draw:formula="480*logheight/11283"/><draw:equation draw:name="f160" draw:formula="0+540-480"/><draw:equation draw:name="f161" draw:formula="?f160 *logwidth/14883"/><draw:equation draw:name="f162" draw:formula="0+480-480"/><draw:equation draw:name="f163" draw:formula="480*logheight/11283"/><draw:equation draw:name="f164" draw:formula="0+480-480"/><draw:equation draw:name="f165" draw:formula="?f164 *logwidth/14883"/><draw:equation draw:name="f166" draw:formula="0+480-480"/><draw:equation draw:name="f167" draw:formula="480*logheight/11283"/><draw:equation draw:name="f168" draw:formula="0+480-480"/><draw:equation draw:name="f169" draw:formula="?f168 *logwidth/14883"/><draw:equation draw:name="f170" draw:formula="0+540-480"/><draw:equation draw:name="f171" draw:formula="540*logheight/11283"/><draw:equation draw:name="f172" draw:formula="0+480-480"/><draw:equation draw:name="f173" draw:formula="?f172 *logwidth/14883"/><draw:equation draw:name="f174" draw:formula="0+569-480"/><draw:equation draw:name="f175" draw:formula="569*logheight/11283"/><draw:equation draw:name="f176" draw:formula="0+480-480"/><draw:equation draw:name="f177" draw:formula="?f176 *logwidth/14883"/><draw:equation draw:name="f178" draw:formula="0+11674-480"/><draw:equation draw:name="f179" draw:formula="11674*logheight/11283"/><draw:equation draw:name="f180" draw:formula="0+480-480"/><draw:equation draw:name="f181" draw:formula="?f180 *logwidth/14883"/><draw:equation draw:name="f182" draw:formula="0+11702-480"/><draw:equation draw:name="f183" draw:formula="11702*logheight/11283"/><draw:equation draw:name="f184" draw:formula="0+480-480"/><draw:equation draw:name="f185" draw:formula="?f184 *logwidth/14883"/><draw:equation draw:name="f186" draw:formula="0+11762-480"/><draw:equation draw:name="f187" draw:formula="11762*logheight/11283"/><draw:equation draw:name="f188" draw:formula="0+540-480"/><draw:equation draw:name="f189" draw:formula="?f188 *logwidth/14883"/><draw:equation draw:name="f190" draw:formula="0+11762-480"/><draw:equation draw:name="f191" draw:formula="11762*logheight/11283"/><draw:equation draw:name="f192" draw:formula="0+569-480"/><draw:equation draw:name="f193" draw:formula="?f192 *logwidth/14883"/><draw:equation draw:name="f194" draw:formula="0+11762-480"/><draw:equation draw:name="f195" draw:formula="11762*logheight/11283"/><draw:equation draw:name="f196" draw:formula="0+15274-480"/><draw:equation draw:name="f197" draw:formula="?f196 *logwidth/14883"/><draw:equation draw:name="f198" draw:formula="0+11762-480"/><draw:equation draw:name="f199" draw:formula="11762*logheight/11283"/><draw:equation draw:name="f200" draw:formula="0+15302-480"/><draw:equation draw:name="f201" draw:formula="?f200 *logwidth/14883"/><draw:equation draw:name="f202" draw:formula="0+11762-480"/><draw:equation draw:name="f203" draw:formula="11762*logheight/11283"/><draw:equation draw:name="f204" draw:formula="0+15362-480"/><draw:equation draw:name="f205" draw:formula="?f204 *logwidth/14883"/><draw:equation draw:name="f206" draw:formula="0+11762-480"/><draw:equation draw:name="f207" draw:formula="11762*logheight/11283"/><draw:equation draw:name="f208" draw:formula="0+15362-480"/><draw:equation draw:name="f209" draw:formula="?f208 *logwidth/14883"/><draw:equation draw:name="f210" draw:formula="0+11702-480"/><draw:equation draw:name="f211" draw:formula="11702*logheight/11283"/><draw:equation draw:name="f212" draw:formula="0+15362-480"/><draw:equation draw:name="f213" draw:formula="?f212 *logwidth/14883"/><draw:equation draw:name="f214" draw:formula="0+11674-480"/><draw:equation draw:name="f215" draw:formula="11674*logheight/11283"/><draw:equation draw:name="f216" draw:formula="0+15362-480"/><draw:equation draw:name="f217" draw:formula="?f216 *logwidth/14883"/><draw:equation draw:name="f218" draw:formula="0+569-480"/><draw:equation draw:name="f219" draw:formula="569*logheight/11283"/><draw:equation draw:name="f220" draw:formula="0+15362-480"/><draw:equation draw:name="f221" draw:formula="?f220 *logwidth/14883"/><draw:equation draw:name="f222" draw:formula="0+540-480"/><draw:equation draw:name="f223" draw:formula="540*logheight/11283"/><draw:equation draw:name="f224" draw:formula="0+15362-480"/><draw:equation draw:name="f225" draw:formula="?f224 *logwidth/14883"/><draw:equation draw:name="f226" draw:formula="0+480-480"/><draw:equation draw:name="f227" draw:formula="480*logheight/11283"/><draw:equation draw:name="f228" draw:formula="logwidth"/><draw:equation draw:name="f229" draw:formula="logheight"/></draw:enhanced-geometry></draw:custom-shape></draw:g></text:p>
      <text:p text:style-name="P14"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A1" office:value-type="string">
            <text:p text:style-name="P16"><text:span text:style-name="T17"/></text:p>
          </table:table-cell>
          <table:table-cell table:style-name="Tabla1.H1" office:value-type="string">
            <text:p text:style-name="P18"/>
          </table:table-cell>
        </table:table-row>
        <table:table-row table:style-name="Tabla1.2">
          <table:table-cell table:style-name="Tabla1.A2" table:number-rows-spanned="4" office:value-type="string">
            <text:p text:style-name="P19"><text:span text:style-name="T30"/></text:p>
          </table:table-cell>
          <table:table-cell table:style-name="Tabla1.B2" office:value-type="string">
            <text:p text:style-name="P20"><text:span text:style-name="T18"/></text:p>
          </table:table-cell>
          <table:table-cell table:style-name="Tabla1.C2" office:value-type="string">
            <text:p text:style-name="P20"><text:span text:style-name="T17"/></text:p>
          </table:table-cell>
          <table:table-cell table:style-name="Tabla1.D2" office:value-type="string">
            <text:p text:style-name="P20"><text:span text:style-name="T18"/></text:p>
          </table:table-cell>
          <table:table-cell table:style-name="Tabla1.E2" office:value-type="string">
            <text:p text:style-name="P20"><text:span text:style-name="T18"/></text:p>
          </table:table-cell>
          <table:table-cell table:style-name="Tabla1.F2" office:value-type="string">
            <text:p text:style-name="P20"><text:span text:style-name="T18"/></text:p>
          </table:table-cell>
          <table:table-cell table:style-name="Tabla1.G2" office:value-type="string">
            <text:list xml:id="list3346622320" text:style-name="WWNum1">
              <text:list-item>
                <text:p text:style-name="P1"><text:span text:style-name="T17"/></text:p>
              </text:list-item>
            </text:list>
          </table:table-cell>
          <table:table-cell table:style-name="Tabla1.H2" office:value-type="string">
            <text:p text:style-name="P26"/>
          </table:table-cell>
        </table:table-row>
        <table:table-row table:style-name="Tabla1.3">
          <table:covered-table-cell table:style-name="Tabla1.A3"/>
          <table:table-cell table:style-name="Tabla1.B3" office:value-type="string">
            <text:p text:style-name="P20"><text:span text:style-name="T18"/></text:p>
          </table:table-cell>
          <table:table-cell table:style-name="Tabla1.C3" office:value-type="string">
            <text:p text:style-name="P24"><text:span text:style-name="T19"/></text:p>
          </table:table-cell>
          <table:table-cell table:style-name="Tabla1.D3" office:value-type="string">
            <text:p text:style-name="P20"><text:span text:style-name="T18"/></text:p>
          </table:table-cell>
          <table:table-cell table:style-name="Tabla1.E3" office:value-type="string">
            <text:p text:style-name="P20"><text:span text:style-name="T18"/></text:p>
          </table:table-cell>
          <table:table-cell table:style-name="Tabla1.F3" office:value-type="string">
            <text:p text:style-name="P20"><text:span text:style-name="T18"/></text:p>
          </table:table-cell>
          <table:table-cell table:style-name="Tabla1.G3" office:value-type="string">
            <text:list xml:id="list1958191546" text:style-name="WWNum2">
              <text:list-item>
                <text:p text:style-name="P2"/>
              </text:list-item>
            </text:list>
          </table:table-cell>
          <table:table-cell table:style-name="Tabla1.H3" office:value-type="string">
            <text:p text:style-name="P26"/>
          </table:table-cell>
        </table:table-row>
        <table:table-row table:style-name="Tabla1.4">
          <table:covered-table-cell table:style-name="Tabla1.A4"/>
          <table:table-cell table:style-name="Tabla1.B4" office:value-type="string">
            <text:p text:style-name="P20"><text:span text:style-name="T18"/></text:p>
          </table:table-cell>
          <table:table-cell table:style-name="Tabla1.C4" office:value-type="string">
            <text:p text:style-name="P24"><text:span text:style-name="T19"/></text:p>
          </table:table-cell>
          <table:table-cell table:style-name="Tabla1.D4" office:value-type="string">
            <text:p text:style-name="P20"><text:span text:style-name="T18"/></text:p>
          </table:table-cell>
          <table:table-cell table:style-name="Tabla1.E4" office:value-type="string">
            <text:p text:style-name="P24"><text:span text:style-name="T20"/></text:p>
          </table:table-cell>
          <table:table-cell table:style-name="Tabla1.F4" office:value-type="string">
            <text:p text:style-name="P20"><text:span text:style-name="T18"/></text:p>
          </table:table-cell>
          <table:table-cell table:style-name="Tabla1.G4" office:value-type="string">
            <text:list xml:id="list249490802" text:style-name="WWNum3">
              <text:list-item>
                <text:p text:style-name="P3"/>
              </text:list-item>
            </text:list>
          </table:table-cell>
          <table:table-cell table:style-name="Tabla1.H4" office:value-type="string">
            <text:p text:style-name="P26"/>
          </table:table-cell>
        </table:table-row>
        <table:table-row table:style-name="Tabla1.5">
          <table:covered-table-cell table:style-name="Tabla1.A5"/>
          <table:table-cell table:style-name="Tabla1.B5" office:value-type="string">
            <text:p text:style-name="P25"/>
          </table:table-cell>
          <table:table-cell table:style-name="Tabla1.C5" office:value-type="string">
            <text:p text:style-name="P25"/>
          </table:table-cell>
          <table:table-cell table:style-name="Tabla1.D5" office:value-type="string">
            <text:p text:style-name="P25"/>
          </table:table-cell>
          <table:table-cell table:style-name="Tabla1.E5" office:value-type="string">
            <text:p text:style-name="P25"/>
          </table:table-cell>
          <table:table-cell table:style-name="Tabla1.F5" office:value-type="string">
            <text:p text:style-name="P25"/>
          </table:table-cell>
          <table:table-cell table:style-name="Tabla1.G5" office:value-type="string">
            <text:p text:style-name="P25"/>
          </table:table-cell>
          <table:table-cell table:style-name="Tabla1.H5" office:value-type="string">
            <text:p text:style-name="P26"/>
          </table:table-cell>
        </table:table-row>
      </table:table>
      <text:p text:style-name="P38"/>
      <text:p text:style-name="P39"/>
      <text:p text:style-name="P40"/>
      <text:p text:style-name="Standard"/>
      <text:p text:style-name="Standard"><text:span text:style-name="T11">Nuestro link de Github es:</text:span></text:p>
      <text:p text:style-name="Standard"><text:span text:style-name="T11"><text:s/>https://github.com/viviromavi/SPRINT-1-G43-Grupo-3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CO" style:letter-kerning="false" style:font-name-asian="SimSun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CO" style:letter-kerning="false" style:font-name-asian="SimSun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rebuchet MS" fo:font-family="'Trebuchet MS'" style:font-family-generic="roman" style:font-pitch="variable" fo:font-size="11pt" fo:language="es" fo:country="ES" style:font-name-asian="Trebuchet MS1" style:font-family-asian="'Trebuchet MS'" style:font-family-generic-asian="system" style:font-pitch-asian="variable" style:font-size-asian="11pt" style:language-asian="en" style:country-asian="US" style:font-name-complex="Trebuchet MS1" style:font-family-complex="'Trebuchet M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92cm" fo:margin-right="0cm" fo:margin-top="0.178cm" fo:margin-bottom="0cm" style:contextual-spacing="false" fo:text-indent="0cm" style:auto-text-indent="false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4cm" fo:margin-right="0cm" fo:margin-top="0.178cm" fo:margin-bottom="0cm" style:contextual-spacing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family="Calibri" style:font-family-generic="roman" style:font-pitch="variable" fo:language="es" fo:country="CO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662cm" fo:margin-right="0cm" fo:margin-top="0.037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s" fo:country="CO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611cm" fo:margin-right="2.6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35cm" fo:margin-bottom="0.494cm" fo:margin-left="2.611cm" fo:margin-right="2.6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1.27cm" fo:margin-left="0.847cm" fo:margin-right="2.293cm" style:writing-mode="lr-tb" style:layout-grid-color="#c0c0c0" style:layout-grid-lines="1986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0.882cm" fo:margin-bottom="0.882cm" fo:margin-left="0.882cm" fo:margin-right="0.882cm" fo:border-top="4.51pt double #8eaadb" fo:border-bottom="4.51pt double #8eaadb" fo:border-left="4.51pt double #8eaadb" fo:border-right="4.51pt double #8eaadb" style:border-line-width-top="0.026cm 0.026cm 0.106cm" style:border-line-width-bottom="0.106cm 0.026cm 0.026cm" style:border-line-width-left="0.026cm 0.026cm 0.106cm" style:border-line-width-right="0.106cm 0.026cm 0.026cm" fo:padding-top="0.229cm" fo:padding-bottom="0.229cm" fo:padding-left="1.782cm" fo:padding-right="1.393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.jpeg" text:anchor-type="char" svg:x="-1.402cm" svg:y="-0.212cm" svg:width="7.184cm" svg:height="1.501cm" draw:z-index="5"><draw:image xlink:href="Pictures/100000000000026E0000008216B94FC948F04658.jpg" xlink:type="simple" xlink:show="embed" xlink:actuate="onLoad" draw:mime-type="image/jpeg"/></draw:frame></text:p>
      </style:header>
      <style:footer>
        <text:p text:style-name="Footer"><draw:frame draw:style-name="Mfr2" draw:name="image2.jpeg" text:anchor-type="char" svg:x="12.372cm" svg:y="-1.102cm" svg:width="8.116cm" svg:height="1.612cm" draw:z-index="0"><draw:image xlink:href="Pictures/10000000000002810000007F6A45E42A707F4C4D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Header"><draw:frame draw:style-name="Mfr1" text:anchor-type="char" svg:x="-1.402cm" svg:y="-0.212cm" svg:width="7.184cm" svg:height="1.501cm" draw:z-index="1"><draw:image xlink:href="Pictures/100000000000026E0000008216B94FC948F04658.jpg" xlink:type="simple" xlink:show="embed" xlink:actuate="onLoad" draw:mime-type="image/jpeg"/></draw:frame></text:p>
      </style:header>
      <style:footer>
        <text:p text:style-name="Footer"><draw:frame draw:style-name="Mfr2" text:anchor-type="char" svg:x="12.372cm" svg:y="-1.102cm" svg:width="8.116cm" svg:height="1.612cm" draw:z-index="2"><draw:image xlink:href="Pictures/10000000000002810000007F6A45E42A707F4C4D.jpg" xlink:type="simple" xlink:show="embed" xlink:actuate="onLoad" draw:mime-type="image/jpeg"/></draw:frame></text:p>
      </style:footer>
    </style:master-page>
    <style:master-page style:name="Converted2" style:page-layout-name="Mpm4" draw:style-name="Mdp1">
      <style:header>
        <text:p text:style-name="Header"><draw:frame draw:style-name="Mfr1" text:anchor-type="char" svg:x="-1.402cm" svg:y="-0.212cm" svg:width="7.184cm" svg:height="1.501cm" draw:z-index="3"><draw:image xlink:href="Pictures/100000000000026E0000008216B94FC948F04658.jpg" xlink:type="simple" xlink:show="embed" xlink:actuate="onLoad" draw:mime-type="image/jpeg"/></draw:frame></text:p>
      </style:header>
      <style:footer>
        <text:p text:style-name="Footer"><draw:frame draw:style-name="Mfr2" text:anchor-type="char" svg:x="12.372cm" svg:y="-1.102cm" svg:width="8.116cm" svg:height="1.612cm" draw:z-index="4"><draw:image xlink:href="Pictures/10000000000002810000007F6A45E42A707F4C4D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2T16:07:00</meta:creation-date>
    <meta:initial-creator>martha yolanda diaz sanchez</meta:initial-creator>
    <dc:date>2021-10-30T17:35:24.801000000</dc:date>
    <meta:editing-cycles>5</meta:editing-cycles>
    <meta:editing-duration>PT3M59S</meta:editing-duration>
    <meta:generator>LibreOffice/7.2.1.2$Windows_X86_64 LibreOffice_project/87b77fad49947c1441b67c559c339af8f3517e22</meta:generator>
    <meta:document-statistic meta:table-count="1" meta:image-count="6" meta:object-count="0" meta:page-count="3" meta:paragraph-count="12" meta:word-count="43" meta:character-count="291" meta:non-whitespace-character-count="258"/>
    <meta:user-defined meta:name="Created" meta:value-type="date">2021-09-20T00:00:00</meta:user-defined>
    <meta:user-defined meta:name="Creator">Microsoft® Word 2016</meta:user-defined>
    <meta:user-defined meta:name="ICV">376B42E62E254488815754BAFF103D5A</meta:user-defined>
    <meta:user-defined meta:name="KSOProductBuildVer">2058-11.2.0.10323</meta:user-defined>
    <meta:user-defined meta:name="LastSaved" meta:value-type="date">2021-10-02T00:00:00</meta:user-defined>
    <meta:template xlink:type="simple" xlink:actuate="onRequest" xlink:title="Normal" xlink:href=""/>
  </office:meta>
</office:document-meta>
</file>